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y_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Dose (mg/L)</text:p>
          </table:table-cell>
          <table:table-cell office:value-type="string" table:style-name="ce1">
            <text:p>Replicate</text:p>
          </table:table-cell>
          <table:table-cell office:value-type="string" table:style-name="ce1">
            <text:p>Alive</text:p>
          </table:table-cell>
          <table:table-cell office:value-type="string" table:style-name="ce1">
            <text:p>Dead</text:p>
          </table:table-cell>
          <table:table-cell office:value-type="string" table:style-name="ce1">
            <text:p>Total Dead</text:p>
          </table:table-cell>
          <table:table-cell office:value-type="string" table:style-name="ce1">
            <text:p>Deformities</text:p>
          </table:table-cell>
          <table:table-cell office:value-type="string" table:style-name="ce1">
            <text:p>Total Deform</text:p>
          </table:table-cell>
          <table:table-cell office:value-type="string" table:style-name="ce1">
            <text:p>Hatched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0" table:formula="of:=([.A2]/10)" table:style-name="ce1">
            <text:p>100</text:p>
          </table:table-cell>
          <table:table-cell office:value-type="string" table:style-name="ce1">
            <text:p>A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0" table:formula="of:=([.A3]/10)" table:style-name="ce1">
            <text:p>100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0" table:formula="of:=([.A4]/10)" table:style-name="ce1">
            <text:p>100</text:p>
          </table:table-cell>
          <table:table-cell office:value-type="string" table:style-name="ce1">
            <text:p>C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5]/10)" table:style-name="ce1">
            <text:p>10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6]/10)" table:style-name="ce1">
            <text:p>10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0" table:formula="of:=([.A7]/10)" table:style-name="ce1">
            <text:p>10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8]/10)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9]/10)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1" table:formula="of:=([.A10]/10)" table:style-name="ce1">
            <text:p>1</text:p>
          </table:table-cell>
          <table:table-cell office:value-type="string" table:style-name="ce1">
            <text:p>C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0.1" table:formula="of:=([.A11]/10)" table:style-name="ce1">
            <text:p>0.1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.1" table:formula="of:=([.A12]/10)" table:style-name="ce1">
            <text:p>0.1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.1" table:formula="of:=([.A13]/10)" table:style-name="ce1">
            <text:p>0.1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6]*0)" table:style-name="ce1">
            <text:p>0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7]*0)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style-name="ro1">
          <table:table-cell office:value-type="float" office:value="0" table:formula="of:=([.A18]*0)" table:style-name="ce1">
            <text:p>0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ath -&gt; Stone(s)</text:p>
          </table:table-cell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  <table:table table:name="Day_5" table:style-name="ta1"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Dose (mg/L)</text:p>
          </table:table-cell>
          <table:table-cell office:value-type="string" table:style-name="ce1">
            <text:p>Replicate</text:p>
          </table:table-cell>
          <table:table-cell office:value-type="string" table:style-name="ce1">
            <text:p>Alive</text:p>
          </table:table-cell>
          <table:table-cell office:value-type="string" table:style-name="ce1">
            <text:p>Dead</text:p>
          </table:table-cell>
          <table:table-cell office:value-type="string" table:style-name="ce1">
            <text:p>Total Dead</text:p>
          </table:table-cell>
          <table:table-cell office:value-type="string" table:style-name="ce1">
            <text:p>Deformities</text:p>
          </table:table-cell>
          <table:table-cell office:value-type="string" table:style-name="ce1">
            <text:p>Total Deform</text:p>
          </table:table-cell>
          <table:table-cell office:value-type="string" table:style-name="ce1">
            <text:p>Hatched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Survival Rate</text:p>
          </table:table-cell>
          <table:table-cell office:value-type="string" table:style-name="ce1">
            <text:p>Deformity Rate</text:p>
          </table:table-cell>
          <table:table-cell office:value-type="string" table:style-name="ce1">
            <text:p>Hatch Rate</text:p>
          </table:table-cell>
          <table:table-cell table:number-columns-repeated="1637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A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(20 - [.C2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tunted development, Curved Spine</text:p>
          </table:table-cell>
          <table:table-cell office:value-type="float" office:value="0.8" table:formula="of:=([.C2]/SUM([.C2];[.E2]))" table:style-name="ce1">
            <text:p>0.8</text:p>
          </table:table-cell>
          <table:table-cell office:value-type="float" office:value="0.05" table:formula="of:=([.F2]/SUM([.C2];[.E2]))" table:style-name="ce1">
            <text:p>0.05</text:p>
          </table:table-cell>
          <table:table-cell office:value-type="float" office:value="1" table:formula="of:=([.H2]/[.C2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iscount, severely bent tail</text:p>
          </table:table-cell>
          <table:table-cell office:value-type="float" office:value="0.73684210526315785" table:formula="of:=([.C3]/SUM([.C3];[.E3]))" table:style-name="ce1">
            <text:p>0.736842105</text:p>
          </table:table-cell>
          <table:table-cell office:value-type="float" office:value="0" table:formula="of:=([.F3]/SUM([.C3];[.E3]))" table:style-name="ce1">
            <text:p>0</text:p>
          </table:table-cell>
          <table:table-cell office:value-type="float" office:value="1" table:formula="of:=([.H3]/[.C3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(20 - [.C4])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0.85" table:formula="of:=([.C4]/SUM([.C4];[.E4]))" table:style-name="ce1">
            <text:p>0.85</text:p>
          </table:table-cell>
          <table:table-cell office:value-type="float" office:value="0" table:formula="of:=([.F4]/SUM([.C4];[.E4]))" table:style-name="ce1">
            <text:p>0</text:p>
          </table:table-cell>
          <table:table-cell office:value-type="float" office:value="1" table:formula="of:=([.H4]/[.C4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" table:formula="of:=([.A2]/10)" table:style-name="ce1">
            <text:p>100</text:p>
          </table:table-cell>
          <table:table-cell office:value-type="string" table:style-name="ce1">
            <text:p>A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7" table:formula="of:=(20 - [.C5])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tunted development w/ severely bent tail</text:p>
          </table:table-cell>
          <table:table-cell office:value-type="float" office:value="0.65" table:formula="of:=([.C5]/SUM([.C5];[.E5]))" table:style-name="ce1">
            <text:p>0.65</text:p>
          </table:table-cell>
          <table:table-cell office:value-type="float" office:value="0" table:formula="of:=([.F5]/SUM([.C5];[.E5]))" table:style-name="ce1">
            <text:p>0</text:p>
          </table:table-cell>
          <table:table-cell office:value-type="float" office:value="1" table:formula="of:=([.H5]/[.C5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" table:formula="of:=([.A3]/10)" table:style-name="ce1">
            <text:p>100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(20 - [.C6])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0.9" table:formula="of:=([.C6]/SUM([.C6];[.E6]))" table:style-name="ce1">
            <text:p>0.9</text:p>
          </table:table-cell>
          <table:table-cell office:value-type="float" office:value="0" table:formula="of:=([.F6]/SUM([.C6];[.E6]))" table:style-name="ce1">
            <text:p>0</text:p>
          </table:table-cell>
          <table:table-cell office:value-type="float" office:value="1" table:formula="of:=([.H6]/[.C6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0" table:formula="of:=([.A4]/10)" table:style-name="ce1">
            <text:p>100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(20 - [.C7]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tunted development, Curved spine</text:p>
          </table:table-cell>
          <table:table-cell office:value-type="float" office:value="0.9" table:formula="of:=([.C7]/SUM([.C7];[.E7]))" table:style-name="ce1">
            <text:p>0.9</text:p>
          </table:table-cell>
          <table:table-cell office:value-type="float" office:value="0.1" table:formula="of:=([.F7]/SUM([.C7];[.E7]))" table:style-name="ce1">
            <text:p>0.1</text:p>
          </table:table-cell>
          <table:table-cell office:value-type="float" office:value="1" table:formula="of:=([.H7]/[.C7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5]/10)" table:style-name="ce1">
            <text:p>10</text:p>
          </table:table-cell>
          <table:table-cell office:value-type="string" table:style-name="ce1">
            <text:p>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(20 - [.C8])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75" table:formula="of:=([.C8]/SUM([.C8];[.E8]))" table:style-name="ce1">
            <text:p>0.75</text:p>
          </table:table-cell>
          <table:table-cell office:value-type="float" office:value="0" table:formula="of:=([.F8]/SUM([.C8];[.E8]))" table:style-name="ce1">
            <text:p>0</text:p>
          </table:table-cell>
          <table:table-cell office:value-type="float" office:value="1" table:formula="of:=([.H8]/[.C8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6]/10)" table:style-name="ce1">
            <text:p>10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(20 - [.C9])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0.95" table:formula="of:=([.C9]/SUM([.C9];[.E9]))" table:style-name="ce1">
            <text:p>0.95</text:p>
          </table:table-cell>
          <table:table-cell office:value-type="float" office:value="0" table:formula="of:=([.F9]/SUM([.C9];[.E9]))" table:style-name="ce1">
            <text:p>0</text:p>
          </table:table-cell>
          <table:table-cell office:value-type="float" office:value="1" table:formula="of:=([.H9]/[.C9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([.A7]/10)" table:style-name="ce1">
            <text:p>10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(20 - [.C10])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0.9" table:formula="of:=([.C10]/SUM([.C10];[.E10]))" table:style-name="ce1">
            <text:p>0.9</text:p>
          </table:table-cell>
          <table:table-cell office:value-type="float" office:value="0" table:formula="of:=([.F10]/SUM([.C10];[.E10]))" table:style-name="ce1">
            <text:p>0</text:p>
          </table:table-cell>
          <table:table-cell office:value-type="float" office:value="1" table:formula="of:=([.H10]/[.C10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8]/10)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(20 - [.C11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tunted Development, Curved spine</text:p>
          </table:table-cell>
          <table:table-cell office:value-type="float" office:value="0.95" table:formula="of:=([.C11]/SUM([.C11];[.E11]))" table:style-name="ce1">
            <text:p>0.95</text:p>
          </table:table-cell>
          <table:table-cell office:value-type="float" office:value="0.05" table:formula="of:=([.F11]/SUM([.C11];[.E11]))" table:style-name="ce1">
            <text:p>0.05</text:p>
          </table:table-cell>
          <table:table-cell office:value-type="float" office:value="1" table:formula="of:=([.H11]/[.C11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9]/10)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(20 - [.C12])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0.95" table:formula="of:=([.C12]/SUM([.C12];[.E12]))" table:style-name="ce1">
            <text:p>0.95</text:p>
          </table:table-cell>
          <table:table-cell office:value-type="float" office:value="0" table:formula="of:=([.F12]/SUM([.C12];[.E12]))" table:style-name="ce1">
            <text:p>0</text:p>
          </table:table-cell>
          <table:table-cell office:value-type="float" office:value="1" table:formula="of:=([.H12]/[.C12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formula="of:=([.A10]/10)" table:style-name="ce1">
            <text:p>1</text:p>
          </table:table-cell>
          <table:table-cell office:value-type="string" table:style-name="ce1">
            <text:p>C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20 - [.C13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formula="of:=([.C13]/SUM([.C13];[.E13]))" table:style-name="ce1">
            <text:p>1</text:p>
          </table:table-cell>
          <table:table-cell office:value-type="float" office:value="0" table:formula="of:=([.F13]/SUM([.C13];[.E13]))" table:style-name="ce1">
            <text:p>0</text:p>
          </table:table-cell>
          <table:table-cell office:value-type="float" office:value="1" table:formula="of:=([.H13]/[.C13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11]/10)" table:style-name="ce1">
            <text:p>0.1</text:p>
          </table:table-cell>
          <table:table-cell office:value-type="string" table:style-name="ce1">
            <text:p>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iscount</text:p>
          </table:table-cell>
          <table:table-cell office:value-type="float" office:value="0.84210526315789469" table:formula="of:=([.C14]/SUM([.C14];[.E14]))" table:style-name="ce1">
            <text:p>0.842105263</text:p>
          </table:table-cell>
          <table:table-cell office:value-type="float" office:value="0" table:formula="of:=([.F14]/SUM([.C14];[.E14]))" table:style-name="ce1">
            <text:p>0</text:p>
          </table:table-cell>
          <table:table-cell office:value-type="float" office:value="1" table:formula="of:=([.H14]/[.C14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12]/10)" table:style-name="ce1">
            <text:p>0.1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78947368421052633" table:formula="of:=([.C15]/SUM([.C15];[.E15]))" table:style-name="ce1">
            <text:p>0.789473684</text:p>
          </table:table-cell>
          <table:table-cell office:value-type="float" office:value="0" table:formula="of:=([.F15]/SUM([.C15];[.E15]))" table:style-name="ce1">
            <text:p>0</text:p>
          </table:table-cell>
          <table:table-cell office:value-type="float" office:value="1" table:formula="of:=([.H15]/[.C15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.1" table:formula="of:=([.A13]/10)" table:style-name="ce1">
            <text:p>0.1</text:p>
          </table:table-cell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(20 - [.C16])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75" table:formula="of:=([.C16]/SUM([.C16];[.E16]))" table:style-name="ce1">
            <text:p>0.75</text:p>
          </table:table-cell>
          <table:table-cell office:value-type="float" office:value="0.05" table:formula="of:=([.F16]/SUM([.C16];[.E16]))" table:style-name="ce1">
            <text:p>0.05</text:p>
          </table:table-cell>
          <table:table-cell office:value-type="float" office:value="1" table:formula="of:=([.H16]/[.C16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6]*0)" table:style-name="ce1">
            <text:p>0</text:p>
          </table:table-cell>
          <table:table-cell office:value-type="string" table:style-name="ce1">
            <text:p>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(20 - [.C17])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urved Spines</text:p>
          </table:table-cell>
          <table:table-cell office:value-type="float" office:value="0.9" table:formula="of:=([.C17]/SUM([.C17];[.E17]))" table:style-name="ce1">
            <text:p>0.9</text:p>
          </table:table-cell>
          <table:table-cell office:value-type="float" office:value="0.05" table:formula="of:=([.F17]/SUM([.C17];[.E17]))" table:style-name="ce1">
            <text:p>0.05</text:p>
          </table:table-cell>
          <table:table-cell office:value-type="float" office:value="1" table:formula="of:=([.H17]/[.C17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7]*0)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(20 - [.C18])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urved spines</text:p>
          </table:table-cell>
          <table:table-cell office:value-type="float" office:value="0.8" table:formula="of:=([.C18]/SUM([.C18];[.E18]))" table:style-name="ce1">
            <text:p>0.8</text:p>
          </table:table-cell>
          <table:table-cell office:value-type="float" office:value="0" table:formula="of:=([.F18]/SUM([.C18];[.E18]))" table:style-name="ce1">
            <text:p>0</text:p>
          </table:table-cell>
          <table:table-cell office:value-type="float" office:value="1" table:formula="of:=([.H18]/[.C18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0" table:formula="of:=([.A18]*0)" table:style-name="ce1">
            <text:p>0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iscount</text:p>
          </table:table-cell>
          <table:table-cell office:value-type="float" office:value="0.89473684210526316" table:formula="of:=([.C19]/SUM([.C19];[.E19]))" table:style-name="ce1">
            <text:p>0.894736842</text:p>
          </table:table-cell>
          <table:table-cell office:value-type="float" office:value="0" table:formula="of:=([.F19]/SUM([.C19];[.E19]))" table:style-name="ce1">
            <text:p>0</text:p>
          </table:table-cell>
          <table:table-cell office:value-type="float" office:value="1" table:formula="of:=([.H19]/[.C19])" table:style-name="ce1">
            <text:p>1</text:p>
          </table:table-cell>
          <table:table-cell table:number-columns-repeated="1637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Tyler Nguyen</dc:creator>
    <meta:creation-date>2021-10-25T17:13:44Z</meta:creation-date>
    <dc:date>2022-03-21T22:15:20Z</dc:date>
    <meta:editing-cycles>6</meta:editing-cycles>
    <meta:editing-duration>PT761S</meta:editing-duration>
  </office:meta>
</office:document-meta>
</file>